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8c6e" officeooo:paragraph-rsid="001e8c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Shebang--</text:p>
      <text:p text:style-name="P1">→ Weißt dem Betriebssystem an, die Datei mit einem Programm auf zu rufen.</text:p>
      <text:p text:style-name="P1"/>
      <text:p text:style-name="P1">#!/usr/bin/python3</text:p>
      <text:p text:style-name="P1">print(“hello“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8:43:29.657186042</meta:creation-date>
    <dc:date>2019-08-30T20:50:26.048022106</dc:date>
    <meta:editing-duration>PT3M5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7" meta:character-count="116" meta:non-whitespace-character-count="104"/>
  </office:meta>
</office:document-meta>
</file>